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"/>
    </style:style>
    <style:style style:name="T6" style:family="text">
      <style:text-properties style:text-position="0% 100%" style:font-name="Times New Roman" style:text-underline-style="none"/>
    </style:style>
    <style:style style:name="T7" style:family="text">
      <style:text-properties style:text-line-through-style="solid" style:text-position="0% 100%" style:font-name="Times New Roman"/>
    </style:style>
    <style:style style:name="T8" style:family="text">
      <style:text-properties style:text-line-through-style="solid" style:text-position="0% 100%" style:font-name="Times New Roman" style:text-underline-style="none"/>
    </style:style>
    <style:style style:name="T9" style:family="text">
      <style:text-properties style:text-line-through-style="none" style:text-position="0% 100%" style:font-name="Times New Roman"/>
    </style:style>
    <style:style style:name="T10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4?]</text:p>
      <text:p text:style-name="P2">Month<text:tab/><text:tab/><text:tab/><text:tab/><text:tab/><text:tab/></text:p>
      <text:p text:style-name="P2">Year<text:tab/><text:tab/><text:tab/><text:tab/><text:tab/><text:tab/>[1864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re is a mistake in the pagination in this manuscript. <text:s/>The last two pages (12 &amp; 13) are both labelled page 12. <text:s/>There is also a smaller piece of yellowing paper stuck to the back of the pamphlet by a strip of wax.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Shabungot for/</text:p>
      <text:p text:style-name="P7">The 4<text:span text:style-name="T2">th</text:span><text:span text:style-name="T3"> anniversary of the Synagogue/</text:span></text:p>
      <text:p text:style-name="P7"><text:span text:style-name="T3"/></text:p>
      <text:p text:style-name="P6"><text:span text:style-name="T3">[Page 1]</text:span></text:p>
      <text:p text:style-name="P6"><text:span text:style-name="T3">[Hebrew]/ "This is the day appointed by the Lord, let/ us rejoice and be glad thereon"/ <text:s/>Brethren! <text:s/>The devotional joy, wherewith the dawning of/ this auspicious day, ought to fill the heart of every son/ of Israel, must be experienced with still more intensity by us,/ the members, constituting the Congregation "Mikv</text:span><text:span text:style-name="T4">é</text:span><text:span text:style-name="T5"> Israel."/ <text:s/>This comely dwelling wherein we have convened to cele-/-brate the birth-day of a heavenly religion, has just completed/ the fourth year of its existence. <text:s/>And as we ponder on its short/ but checkered history, we must needs discover motives for/ self-gratulation. <text:s/>You all remember well, when,/ despite our apparently lowly station, we ranked foremost/ among Hebrew religious associations. <text:s/>The tide of our/ prosperity had gently but uniformly flowed. <text:s/>Four score/ of years had passed over this Congregation, and it never/ saw the happy stream recede, until the swelling of/ human vanity, raised the unpropitious wind, that seemed/</text:span></text:p>
      <text:p text:style-name="P6"><text:span text:style-name="T5"/></text:p>
      <text:p text:style-name="P6"><text:soft-page-break/><text:span text:style-name="T5">[Page 2]</text:span></text:p>
      <text:p text:style-name="P6"><text:span text:style-name="T5">to have at once dried up its source. <text:s/>Many then, like/ myself, were seized with dismay at the impending/ dissolution of our religious existence. <text:s/>Many despondingly asked/ one another, shall we survive our fall? <text:s/>Will we/ ever retrieve the loss of our character and standing?....../ But the rod that chastened us, designed our correction./ <text:s/>We were brought low, only that we might learn from the/ trials of the past, to exercise moderation and thrift in/ the future. <text:s/>I now cast a searching glance at our/ temporal condition; and lo! the clouds that hovered/ around this edifice, are scattering apace. <text:s/>I know, we/ are still far from recovering the lofty position whence/ we have descended, but God has averted from us an/ imminent danger. <text:s/>He has spared us the burning shame/ that would have attended the dismemberment of our/ venerable institution. <text:s/>I fully concur in the/ idea that as long as any individual or corporation holds/ in any degree, virtual possession of a house professedly/</text:span></text:p>
      <text:p text:style-name="P6"><text:span text:style-name="T5"/></text:p>
      <text:p text:style-name="P6"><text:span text:style-name="T5">[Page 3]</text:span></text:p>
      <text:p text:style-name="P6"><text:span text:style-name="T5">dedicated to God, gratulations are ill-timed/ and premature. <text:s/>But the progress recently/ made, is to me a presage of a still greater/ advancement. <text:s/>Besides, I have not relinquished the sanguine/ expectation that cheered me in gloomier hours. <text:s/>Nay, when/ I learn of the unprecedented success, which sundry of my/ fellow-believers have attained in commercial pursuits, the/ prospect of its realization grows brighter before my vision./ <text:s/>Brothers and sisters! <text:s/>Ye on whom Providence has showered/ down exuberant wealth, give honor to the God of Israel,/ and eternize your memory. <text:s/>Let your righteous deeds/ precede you to the everlasting abode, and the glory of the/ Lord will gather your immortal souls. <text:s/>A young scion/ of the stock of Levy, has already set forth the example,/ you should strive to copy. <text:s/>With a liberal spirit worthy/ of the days of Moses and David, he has tendered to the/ Administrators of a Congregation in a neighbouring city,/ a sum that will efficaciously contribute towards/</text:span></text:p>
      <text:p text:style-name="P6"><text:span text:style-name="T5"/></text:p>
      <text:p text:style-name="P6"><text:span text:style-name="T5">[Page 4]</text:span></text:p>
      <text:p text:style-name="P6"><text:span text:style-name="T5">the rearing of a contemplated new stricture. <text:s/>Your muni-/-ficent gifts, my beloved friends! will secure, beyond any/ contingencies, the existence and dignity of this mansion,/ which you devoted, four years ago, to the worship of the/ Most High. <text:s/>Then on this day which the Lord has ap-/-pointed, we will ever rejoice and be exceedingly glad./ <text:s/>[Hebrew]/</text:span></text:p>
      <text:p text:style-name="P6"><text:span text:style-name="T5"><text:tab/>But if the object toward which I have sought to/ draw your hearts is of vital importance to us and I delight/ to dwell on the events that foretoken its consummation,/ it should not nevertheless form the main topic of discussion/ upon this heaven-inspiring day. <text:s/>Our minds must take/ a higher flight. <text:s/>Not the material but the spiritual/ progress of our Community ought chiefly to arrest our/ consideration. <text:s/>A sense of self-respect, or the desire/ to transmit unimpaired the fair fame bequeathed to/ us by our predecessors, may stir up some generous/ spirits to replenish the treasury of the Lord, but/</text:span></text:p>
      <text:p text:style-name="P6"><text:span text:style-name="T5"/></text:p>
      <text:p text:style-name="P6"><text:span text:style-name="T5">[Page 5]</text:span></text:p>
      <text:p text:style-name="P6"><text:span text:style-name="T5">what, if the walls of his holy dwelling remain/ deserted? <text:s/>If but a few enter these gates with/ song, these courts with thanksgivings?/ <text:s/>Let us therefore rejoice this day, because with the improve-/-ment of our finances, the attendance at the public service/ of our Lord, has also kept pace. <text:s/>Both have indeed been/ very limited, yet they are sufficiently perceptible, to excite/ pleasurable feelings in the observer. <text:s/>And as I am frequent-/-ly impelled by duty to exhibit to view the effects of un-/-checkered sin, so must I likewise openly declare the/ praises due to the reclaimed sinner. <text:s/>Yes, my dear/ hearers! <text:s/>The constant presence in this sacred habitation, of/ those who but rarely visited it, is a progress that cannot/ be overestimated. <text:s/>For it denotes a change in the heart/ and mind conducive to the most salutary results. <text:s/>It/ proves that man has at length learnt to set a higher/ value on the will of his Maker, than on the fleeting/ goods of the earth. <text:s/>That he is true to his professions,/</text:span></text:p>
      <text:p text:style-name="P6"><text:span text:style-name="T5"/></text:p>
      <text:p text:style-name="P6"><text:span text:style-name="T5">[Page 6]</text:span></text:p>
      <text:p text:style-name="P6"><text:soft-page-break/><text:span text:style-name="T5">and he will not falsify them for the love of lucre./ <text:s/>Understand me well, it is not the mere participating of/ this divine communion that elicits my congratulations,/ but the reverence for the Sabbath-day, which it implies./ <text:s/>I rejoice thereat because it evidences moreover a desire/ to identify onself[sic!] with the time-honored practices of/ our people; because it indirectly promotes the cultivation/ of the national language, in which the name of the Most/ High is here extolled by his adorers in unison of voices./ <text:s/>I highly commend it because when I behold parents conduct/ their offspring to the dwelling of prayer, I foresee the/ rising of a new generation better tutored in their religion,/ better imbued with the eternal principles it has enunciated,/ more </text:span><text:span text:style-name="T7">exalted</text:span><text:span text:style-name="T9"> enlightened in their views of life and its obligations, less/ worldly and more spiritual. <text:s/>Like dew upon tender/ grass will the precepts read and expounded from the/ pulpit, drop into the heart of the child. <text:s/>Fostered/ by parental example, it will in dire season yield/</text:span></text:p>
      <text:p text:style-name="P6"><text:span text:style-name="T9"/></text:p>
      <text:p text:style-name="P6"><text:span text:style-name="T9">[Page 7]</text:span></text:p>
      <text:p text:style-name="P6"><text:span text:style-name="T9">an exuberance of moral good. <text:s/>Let us then/ upon this day which the Lord has appointed, rejoice/ and be glad, by reason of our material and spiritual/ progress [Hebrew]/</text:span></text:p>
      <text:p text:style-name="P6"><text:span text:style-name="T9">But while I acknowledge with feelings of gratitude to/ God even a slight advancement in the right direction,/ it behooves me to point out the obstructions to the/ attaining of our final goal. <text:s/>The absence of devotion/ among some of our youths, is an impediment that/ strongly militates against our success. <text:s/>I was/ pained at my very heart, to discover their listlessness/ during the recital of the prayers. <text:s/>To detect an indisposition/ on their part to lend their aid in executing the ceremonies/ connected with the divine service. <text:s/>While any one born/ in Israel ought to consider it an honor to have been/ assigned the office of presenting to the reader the hea-/-venly volume, from which he is to rehearse a portion,/ and to deposit it again into the ark, I have marked/</text:span></text:p>
      <text:p text:style-name="P6"><text:span text:style-name="T9"/></text:p>
      <text:p text:style-name="P6"><text:span text:style-name="T9">[Page 8]</text:span></text:p>
      <text:p text:style-name="P6"><text:span text:style-name="T9">the uneasiness with which some of my young hearers/ are seized when so selected. <text:s/>Furthermore, to judge/ from the appearance, it might be imagined that the/ four fringed garment they wear, is a leaden weight/ of which they long to disburthen themselves, so loosely/ they cast it around their persons. <text:s/>When called to the law, their action might be construed as </text:span><text:span text:style-name="T7">the</text:span><text:span text:style-name="T9"> a fear of too close/ a contact with the sacred scroll, for they will not remove/ the gloves that cover their hands; and both their/ posture and deportment betray a reprehensible indifference/ for the sanctuary of the Lord and his worship./</text:span></text:p>
      <text:p text:style-name="P6"><text:span text:style-name="T9">But the irreverence exhibited by some among the ju-/-nior portion of our Congregation, is </text:span><text:span text:style-name="T7">a</text:span><text:span text:style-name="T9"> in a measure,/ attributable to the defective example set by their/ senior. <text:s/>The Sages of our people have been/ so eager to preserve the sanctity of a house dedi-/-cated to God, that they condemned as a detraction/ thereof, even a passing remark on a subject/</text:span></text:p>
      <text:p text:style-name="P6"><text:span text:style-name="T9"/></text:p>
      <text:p text:style-name="P6"><text:span text:style-name="T9">[Page 9]</text:span></text:p>
      <text:p text:style-name="P6"><text:span text:style-name="T9">foreign to the religious exercises. <text:s/>Is it not then/ incomprehensible how individuals who avow their ad-/-herence to Rabbinical injunctions, will permit them-/-selves light converse, needless walking, and acts of/ levity on the spot, where we address the Creator?/ <text:s/>Does not such a demeanour encourage the young and the untutored in/ the belief that the simple act of repairing hither, and/ reciting an established ritual, though in a devoutless/ manner and with absence of thought, is the worship/ required by a son of Israel? <text:s/>But will you, my/ friends! be the means of converting the spiritual out-/-pourings offered at the Altar of the Omnipotent, into a/ vapid and unmeaning form? <text:s/>No, let the fear of the/ Majestic Being to whom this house appertains, deter/ every one from disregarding its sanctity. <text:s/>Thus, like/ the one aforenamed, is an impediment which we must/ sedulously endeavour to remove, in order to gain for our Con-/-gregation a name and glory among our people./ </text:span></text:p>
      <text:p text:style-name="P6"><text:span text:style-name="T9"/></text:p>
      <text:p text:style-name="P6"><text:span text:style-name="T9">[Page 10]</text:span></text:p>
      <text:p text:style-name="P6"><text:span text:style-name="T9">But another cause has newly arisen which/ greatly detracts of the dignity and decorum, to/ be </text:span><text:soft-page-break/><text:span text:style-name="T9">maintained at the Synagogue. <text:s/>It existed before,/--and I have at times animadverted thereon,--but/ never, I judge, to the extent exhibited of late./ <text:s/>I refer to our tardy attendance. <text:s/>At a season/ which might warrant our holding the morning/ service at a much earlier hour than we are wont,/ a very sparse assembly gathers at its commence-/-ment, and only when far advanced in it, others join/ it at intervals. <text:s/>To correct this impropriety by/ the system adopted by various modern Congregations, is not that of which I altogether approve./ <text:s/>I would consent at no time to deny my brother or/ sister in faith admission to our holy communion, for,/ circumstances beyond control may have occasioned a/ delay; but the evil has become so rife, so general,/ that it </text:span><text:span text:style-name="T10">must</text:span><text:span text:style-name="T11"> be reformed./</text:span></text:p>
      <text:p text:style-name="P6"><text:span text:style-name="T11"/></text:p>
      <text:p text:style-name="P6"><text:span text:style-name="T11">[Page 11]</text:span></text:p>
      <text:p text:style-name="P6"><text:span text:style-name="T11">I will then appeal to the understanding of my/ intelligent hearers, and as they must admit the just-/-ness of my complaints, I will exhort them to follow/ the dictates of reason and piety. <text:s/>Both will urge/ </text:span><text:span text:style-name="T8">then</text:span><text:span text:style-name="T11"> the necessity of a different course form that hitherto almost/ universally pursued. <text:s/>The appearance of a vast/ assemblage gathering at one time and with one/ consent to adore the Monarch of the world, must/ impress the mind with devotional awe, it must/ enhance the dignity of the service, it must lend/ our external ceremonies a more imposing and/ attractive character; whereas our tardiness is indi-/-cative of want of earnestness in serving the Lord/ and of respect for the </text:span><text:span text:style-name="T8">constant</text:span><text:span text:style-name="T11"> punctual attendants at His worship</text:span><text:span text:style-name="T8">pers</text:span><text:span text:style-name="T11">./</text:span></text:p>
      <text:p text:style-name="P6"><text:span text:style-name="T11">My beloved friends! <text:s/>Supremely among my thought/s reigns that of rendering our religious body and this/ minor Sanctuary the prototype of a Jewish commu-/-nity. <text:s/>Will you aid me in my efforts? <text:s/>Shall/</text:span></text:p>
      <text:p text:style-name="P6"><text:span text:style-name="T11"/></text:p>
      <text:p text:style-name="P6"><text:span text:style-name="T11">[Page 12]</text:span></text:p>
      <text:p text:style-name="P8"><text:span text:style-name="T6">it</text:span><text:span text:style-name="T11"> our concerted labor, during another year, bring/ us to the happy goal? <text:s/>See! the </text:span><text:span text:style-name="T6">way</text:span><text:span text:style-name="T11"> distance/ is yet great. <text:s/>It cannot be reached without the/ disposition of means and sacrifice of time. <text:s/>Will/ you offer them to </text:span><text:span text:style-name="T6">your people</text:span><text:span text:style-name="T11"> national honor and faith?.../ Oh! may they be blessed of the Lord, who so will./ <text:s/>May they thrice be blessed who will pour forth/ gold to immoveably set up the pillars of this/ holy house. <text:s/>May they be blessed who will/ watch at its portals, and gather into this sacred/ fold, the wandering among the flock and the mis-/-guided. <text:s/>May they be blessed, who will promise/ in their hearts to hail the coming of the Sabbath, to/ seek thereupon the face of the Lord with sedulousness/ and devotion, to cast away as a polluting object/ the gain obtained by the profanation of the se-/-venth day; they who promise to become exem-/-plary for their reverence and humility, they who/</text:span></text:p>
      <text:p text:style-name="P8"><text:span text:style-name="T11"/></text:p>
      <text:p text:style-name="P8"><text:span text:style-name="T11">[Page 13]</text:span></text:p>
      <text:p text:style-name="P8"><text:span text:style-name="T11">will lay hold on the standard unfurled this/ glorious morning (thirty five centuries ago) at the/ summit of Horeb, as on the sheet-anchor of salvation,/ they who will live in it, and proclaim its verities with/ their last breath. <text:s/>And may the exercise of these/ virtues, draw upon the head of all this assemblage/ the heavenly blessing I have invoked. <text:s/>Then will this/ day which the Lord has appointed, be ever to us one/ of rejoicing and exceeding gladness.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0T11:11:53.98</meta:creation-date>
    <dc:date>2012-09-20T14:05:50.29</dc:date>
    <dc:creator>Penn Libraries</dc:creator>
    <meta:editing-duration>PT00H18M2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4" meta:word-count="2241" meta:character-count="13716"/>
  </office:meta>
</office:document-meta>
</file>